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aab" fo:font-size="10pt" fo:font-weight="bold" officeooo:rsid="000bf504" officeooo:paragraph-rsid="000bf504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Saab" fo:font-weight="bold" officeooo:rsid="000a807c" officeooo:paragraph-rsid="000a807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aab" fo:font-size="10pt" fo:font-weight="bold" officeooo:rsid="000bf504" officeooo:paragraph-rsid="000bf504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Saab" fo:font-size="10pt" fo:font-weight="bold" officeooo:rsid="000f9206" officeooo:paragraph-rsid="000f9206" style:font-size-asian="8.75pt" style:font-weight-asian="bold" style:font-size-complex="10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Saab" fo:font-size="10pt" fo:font-weight="normal" officeooo:rsid="000f9206" officeooo:paragraph-rsid="000f9206" style:font-size-asian="8.75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32e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v-LSTM Development</text:p>
      <text:p text:style-name="P4">Developmental Notes: </text:p>
      <text:list xml:id="list4010422441" text:style-name="L1">
        <text:list-item>
          <text:p text:style-name="P5">decreasing the sequence length seems to improve performance (at least for square wave stuff)</text:p>
        </text:list-item>
      </text:list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9:20:22.825611414</meta:creation-date>
    <dc:date>2019-05-20T15:42:54.502298332</dc:date>
    <meta:editing-duration>PT38M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9" meta:character-count="135" meta:non-whitespace-character-count="119"/>
  </office:meta>
</office:document-meta>
</file>